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236cm" fo:min-width="3.462cm"/>
    </style:style>
    <style:style style:name="gr2" style:family="graphic" style:parent-style-name="standard">
      <style:graphic-properties draw:fill-color="#87ceeb" draw:textarea-horizontal-align="justify" draw:textarea-vertical-align="top" draw:auto-grow-height="false" fo:min-height="2.493cm" fo:min-width="3.056cm"/>
    </style:style>
    <style:style style:name="gr3" style:family="graphic" style:parent-style-name="standard">
      <style:graphic-properties draw:fill-color="#ffc0cb" draw:textarea-horizontal-align="justify" draw:textarea-vertical-align="top" draw:auto-grow-height="false" fo:min-height="2.493cm" fo:min-width="3.056cm"/>
    </style:style>
    <style:style style:name="gr4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238cm" fo:min-width="4.174cm"/>
    </style:style>
    <style:style style:name="gr5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268cm" fo:min-width="4.631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41cm" fo:min-width="2.485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41cm" fo:min-width="3.05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36cm" fo:min-width="3.05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svg:stroke-color="#000000" draw:marker-start="" draw:marker-end="Arrow_20_concave" draw:marker-end-width="0.203cm" draw:fill="none" draw:textarea-vertical-align="middle"/>
    </style:style>
    <style:style style:name="gr16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7" style:family="graphic" style:parent-style-name="standard">
      <style:graphic-properties draw:stroke="solid" draw:textarea-horizontal-align="justify" draw:textarea-vertical-align="middle" draw:auto-grow-height="false" fo:min-height="0.41cm" fo:min-width="2.482cm"/>
    </style:style>
    <style:style style:name="gr18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565cm"/>
    </style:style>
    <style:style style:name="gr1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1.577cm" fo:min-width="0cm"/>
    </style:style>
    <style:style style:name="gr20" style:family="graphic" style:parent-style-name="standard">
      <style:graphic-properties draw:marker-end="" draw:fill="none" draw:textarea-vertical-align="middle" draw:auto-grow-height="false" fo:min-height="1.7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7ceeb"/>
      <style:paragraph-properties fo:text-align="center"/>
    </style:style>
    <style:style style:name="P4" style:family="paragraph">
      <loext:graphic-properties draw:fill-color="#ffc0cb"/>
      <style:paragraph-properties fo:text-align="center"/>
    </style:style>
    <style:style style:name="P5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0pt" fo:font-style="italic" style:font-size-asian="10pt" style:font-size-complex="10pt"/>
    </style:style>
    <style:style style:name="P7" style:family="paragraph">
      <loext:graphic-properties draw:fill="none" draw:fill-color="#ffffff"/>
      <style:text-properties fo:font-size="8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2.743cm" svg:x="6.097cm" svg:y="4.271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56cm" svg:height="2.743cm" svg:x="6.0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74cm" svg:height="7.488cm" svg:x="10.45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131cm" svg:height="7.518cm" svg:x="0.052cm" svg:y="0.044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985cm" svg:height="0.66cm" svg:x="0.62cm" svg:y="4.39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3.555cm" svg:height="0.66cm" svg:x="0.827cm" svg:y="5.54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Quality Contro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112cm" svg:x1="1.911cm" svg:y1="3.829cm" svg:x2="2.112cm" svg:y2="4.397cm" draw:start-shape="id1" draw:start-glue-point="2" draw:end-shape="id2" draw:end-glue-point="0" svg:d="M1911 3829v172h201v396" svg:viewBox="0 0 202 569">
          <text:p/>
        </draw:connector>
        <draw:connector draw:style-name="gr8" draw:text-style-name="P1" draw:layer="layout" draw:line-skew="-0.122cm" svg:x1="2.112cm" svg:y1="5.057cm" svg:x2="2.604cm" svg:y2="5.542cm" draw:start-shape="id2" draw:start-glue-point="2" draw:end-shape="id3" draw:end-glue-point="0" svg:d="M2112 5057v121h492v364" svg:viewBox="0 0 493 486">
          <text:p/>
        </draw:connector>
        <draw:custom-shape draw:style-name="gr9" draw:text-style-name="P1" xml:id="id4" draw:id="id4" draw:layer="layout" svg:width="3.555cm" svg:height="0.61cm" svg:x="1.233cm" svg:y="6.8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78cm" svg:x1="2.604cm" svg:y1="6.202cm" svg:x2="3.01cm" svg:y2="6.832cm" draw:start-shape="id3" draw:start-glue-point="2" draw:end-shape="id4" draw:end-glue-point="0" svg:d="M2604 6202v237h406v393" svg:viewBox="0 0 407 631">
          <text:p/>
        </draw:connector>
        <draw:custom-shape draw:style-name="gr10" draw:text-style-name="P6" xml:id="id5" draw:id="id5" draw:layer="layout" svg:width="2.032cm" svg:height="0.61cm" svg:x="6.67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2.032cm" svg:height="0.61cm" svg:x="6.67cm" svg:y="5.0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2.032cm" svg:height="0.61cm" svg:x="6.67cm" svg:y="5.9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2.032cm" svg:height="0.61cm" svg:x="6.67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702cm" svg:x1="4.787cm" svg:y1="6.929cm" svg:x2="6.67cm" svg:y2="2.367cm" draw:start-shape="id4" draw:start-glue-point="9" draw:end-shape="id5" draw:end-glue-point="3" svg:d="M4787 6929h240v-4562h1643" svg:viewBox="0 0 1884 4563">
          <text:p/>
        </draw:connector>
        <draw:connector draw:style-name="gr8" draw:text-style-name="P1" draw:layer="layout" draw:line-skew="-0.499cm" svg:x1="4.787cm" svg:y1="7.059cm" svg:x2="6.67cm" svg:y2="3.229cm" draw:start-shape="id4" draw:start-glue-point="10" draw:end-shape="id6" draw:end-glue-point="3" svg:d="M4787 7059h443v-3830h1440" svg:viewBox="0 0 1884 3831">
          <text:p/>
        </draw:connector>
        <draw:connector draw:style-name="gr8" draw:text-style-name="P1" draw:layer="layout" draw:line-skew="-0.194cm" svg:x1="4.787cm" svg:y1="7.222cm" svg:x2="6.67cm" svg:y2="5.392cm" draw:start-shape="id4" draw:start-glue-point="11" draw:end-shape="id7" svg:d="M4787 7222h748v-1830h1135" svg:viewBox="0 0 1884 1831">
          <text:p/>
        </draw:connector>
        <draw:connector draw:style-name="gr8" draw:text-style-name="P1" draw:layer="layout" svg:x1="4.787cm" svg:y1="7.35cm" svg:x2="6.67cm" svg:y2="6.252cm" draw:start-shape="id4" draw:start-glue-point="12" draw:end-shape="id8" svg:d="M4787 7350h942v-1098h941" svg:viewBox="0 0 1884 1099">
          <text:p/>
        </draw:connector>
        <draw:custom-shape draw:style-name="gr11" draw:text-style-name="P1" xml:id="id9" draw:id="id9" draw:layer="layout" svg:width="2.904cm" svg:height="0.66cm" svg:x="10.964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467cm" svg:x1="8.702cm" svg:y1="2.367cm" svg:x2="10.964cm" svg:y2="1.76cm" draw:start-shape="id5" draw:start-glue-point="1" draw:end-shape="id9" draw:end-glue-point="13" svg:d="M8702 2367h664v-607h1598" svg:viewBox="0 0 2263 608">
          <text:p/>
        </draw:connector>
        <draw:connector draw:style-name="gr8" draw:text-style-name="P1" draw:layer="layout" draw:line-skew="-0.242cm" svg:x1="8.702cm" svg:y1="3.229cm" svg:x2="10.979cm" svg:y2="1.922cm" draw:start-shape="id6" draw:start-glue-point="1" draw:end-shape="id9" draw:end-glue-point="14" svg:d="M8702 3229h889v-1307h1388" svg:viewBox="0 0 2278 1308">
          <text:p/>
        </draw:connector>
        <draw:connector draw:style-name="gr8" draw:text-style-name="P1" draw:layer="layout" draw:line-skew="0.012cm" svg:x1="8.702cm" svg:y1="5.392cm" svg:x2="10.964cm" svg:y2="2.084cm" draw:start-shape="id7" draw:start-glue-point="1" draw:end-shape="id9" draw:end-glue-point="15" svg:d="M8702 5392h1143v-3308h1119" svg:viewBox="0 0 2263 3309">
          <text:p/>
        </draw:connector>
        <draw:connector draw:style-name="gr8" draw:text-style-name="P1" draw:layer="layout" draw:line-skew="0.368cm" svg:x1="8.702cm" svg:y1="6.252cm" svg:x2="10.979cm" svg:y2="2.246cm" draw:start-shape="id8" draw:start-glue-point="1" draw:end-shape="id9" draw:end-glue-point="16" svg:d="M8702 6252h1499v-4006h778" svg:viewBox="0 0 2278 4007">
          <text:p/>
        </draw:connector>
        <draw:custom-shape draw:style-name="gr12" draw:text-style-name="P1" xml:id="id10" draw:id="id10" draw:layer="layout" svg:width="3.138cm" svg:height="0.661cm" svg:x="11.238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87cm" svg:x1="12.416cm" svg:y1="2.344cm" svg:x2="12.807cm" svg:y2="2.911cm" draw:start-shape="id9" draw:start-glue-point="2" draw:end-shape="id10" draw:end-glue-point="0" svg:d="M12416 2344v196h391v371" svg:viewBox="0 0 392 568">
          <text:p/>
        </draw:connector>
        <draw:connector draw:style-name="gr8" draw:text-style-name="P1" draw:layer="layout" draw:line-skew="-0.082cm" svg:x1="12.807cm" svg:y1="3.572cm" svg:x2="13.134cm" svg:y2="4.111cm" draw:start-shape="id10" draw:start-glue-point="2" draw:end-shape="id11" draw:end-glue-point="0" svg:d="M12807 3572v187h327v352" svg:viewBox="0 0 328 540">
          <text:p/>
        </draw:connector>
        <draw:frame draw:style-name="gr13" draw:text-style-name="P7" draw:layer="layout" svg:width="2.089cm" svg:height="0.645cm" draw:transform="rotate (-1.5707963267949) translate (14.27cm 4.972cm)">
          <draw:text-box>
            <text:p><text:span text:style-name="T3">Score tables</text:span></text:p>
          </draw:text-box>
        </draw:frame>
        <draw:frame draw:style-name="gr13" draw:text-style-name="P7" draw:layer="layout" svg:width="2.394cm" svg:height="0.645cm" draw:transform="rotate (-1.5707963267949) translate (13.692cm 4.972cm)">
          <draw:text-box>
            <text:p><text:span text:style-name="T3">Venn diagrams</text:span></text:p>
          </draw:text-box>
        </draw:frame>
        <draw:frame draw:style-name="gr13" draw:text-style-name="P7" draw:layer="layout" svg:width="2.597cm" svg:height="0.645cm" draw:transform="rotate (-1.5707963267949) translate (12.522cm 4.972cm)">
          <draw:text-box>
            <text:p><text:span text:style-name="T3">Manhattan plots</text:span></text:p>
          </draw:text-box>
        </draw:frame>
        <draw:frame draw:style-name="gr13" draw:text-style-name="P7" draw:layer="controls" svg:width="2.632cm" svg:height="0.645cm" draw:transform="rotate (-1.5707963267949) translate (13.115cm 4.972cm)">
          <draw:text-box>
            <text:p><text:span text:style-name="T3">SNPs profiles</text:span></text:p>
          </draw:text-box>
        </draw:frame>
        <draw:line draw:style-name="gr14" draw:text-style-name="P8" draw:layer="layout" svg:x1="0.152cm" svg:y1="0.887cm" svg:x2="5.232cm" svg:y2="0.887cm">
          <text:p/>
        </draw:line>
        <draw:line draw:style-name="gr14" draw:text-style-name="P8" draw:layer="layout" svg:x1="5.893cm" svg:y1="0.792cm" svg:x2="9.855cm" svg:y2="0.792cm">
          <text:p/>
        </draw:line>
        <draw:line draw:style-name="gr14" draw:text-style-name="P8" draw:layer="layout" svg:x1="10.45cm" svg:y1="0.792cm" svg:x2="15.124cm" svg:y2="0.792cm">
          <text:p/>
        </draw:line>
        <draw:line draw:style-name="gr15" draw:text-style-name="P8" draw:layer="layout" svg:x1="12.241cm" svg:y1="4.812cm" svg:x2="12.241cm" svg:y2="5.168cm">
          <text:p/>
        </draw:line>
        <draw:line draw:style-name="gr15" draw:text-style-name="P8" draw:layer="layout" svg:x1="12.838cm" svg:y1="4.817cm" svg:x2="12.838cm" svg:y2="5.173cm">
          <text:p/>
        </draw:line>
        <draw:line draw:style-name="gr15" draw:text-style-name="P8" draw:layer="layout" svg:x1="13.397cm" svg:y1="4.822cm" svg:x2="13.397cm" svg:y2="5.178cm">
          <text:p/>
        </draw:line>
        <draw:line draw:style-name="gr15" draw:text-style-name="P8" draw:layer="layout" svg:x1="13.966cm" svg:y1="4.812cm" svg:x2="13.966cm" svg:y2="5.168cm">
          <text:p/>
        </draw:line>
        <draw:custom-shape draw:style-name="gr16" draw:text-style-name="P1" xml:id="id11" draw:id="id11" draw:layer="layout" svg:width="2.992cm" svg:height="0.661cm" svg:x="11.638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" draw:id="id1" draw:layer="layout" svg:width="2.982cm" svg:height="0.66cm" svg:x="0.42cm" svg:y="3.169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xml:id="id12" draw:id="id12" draw:layer="layout" svg:width="2.065cm" svg:height="0.508cm" svg:x="0.284cm" svg:y="1.72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9"><text:span text:style-name="T4">Confi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.316cm" svg:y1="2.235cm" svg:x2="1.911cm" svg:y2="3.169cm" draw:start-shape="id12" draw:start-glue-point="2" draw:end-shape="id1" draw:end-glue-point="0" svg:d="M1316 2235v467h595v467" svg:viewBox="0 0 596 935">
          <text:p/>
        </draw:connector>
        <draw:frame draw:style-name="gr19" draw:text-style-name="P11" draw:layer="layout" svg:width="2.438cm" svg:height="2.477cm" svg:x="2.579cm" svg:y="0.739cm">
          <draw:text-box>
            <text:p text:style-name="P10"><text:span text:style-name="T5">Genotype file</text:span></text:p>
            <text:p text:style-name="P10"><text:span text:style-name="T5">Phenotype file</text:span></text:p>
            <text:p text:style-name="P10"><text:span text:style-name="T5">GWAS model</text:span></text:p>
            <text:p text:style-name="P10"><text:span text:style-name="T5">Significance</text:span></text:p>
            <text:p text:style-name="P10"><text:span text:style-name="T5">Correction</text:span></text:p>
            <text:p text:style-name="P10"><text:span text:style-name="T5">N associations</text:span></text:p>
            <text:p text:style-name="P10"><text:span text:style-name="T5">QC filters</text:span></text:p>
          </draw:text-box>
        </draw:frame>
        <draw:custom-shape draw:style-name="gr20" draw:text-style-name="P8" draw:layer="layout" svg:width="0.457cm" svg:height="2.134cm" svg:x="2.298cm" svg:y="0.9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8T17:03:05.658068216</dc:date>
    <meta:editing-duration>PT3H19M43S</meta:editing-duration>
    <meta:editing-cycles>53</meta:editing-cycles>
    <meta:generator>LibreOffice/6.0.7.3$Linux_X86_64 LibreOffice_project/00m0$Build-3</meta:generator>
    <meta:document-statistic meta:object-count="44"/>
  </office:meta>
</office:document-meta>
</file>